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43917" officeooo:paragraph-rsid="00143917"/>
    </style:style>
    <style:style style:name="P2" style:family="paragraph" style:parent-style-name="Standard">
      <style:text-properties officeooo:rsid="001492f3" officeooo:paragraph-rsid="001492f3"/>
    </style:style>
    <style:style style:name="P3" style:family="paragraph" style:parent-style-name="Standard">
      <style:text-properties officeooo:rsid="001943d7" officeooo:paragraph-rsid="001943d7"/>
    </style:style>
    <style:style style:name="P4" style:family="paragraph" style:parent-style-name="Standard">
      <style:text-properties fo:language="nb" fo:country="NO" officeooo:rsid="00201c8f" officeooo:paragraph-rsid="00201c8f"/>
    </style:style>
    <style:style style:name="P5" style:family="paragraph" style:parent-style-name="Standard">
      <style:text-properties fo:language="nb" fo:country="NO" officeooo:rsid="00201c8f" officeooo:paragraph-rsid="00226779"/>
    </style:style>
    <style:style style:name="P6" style:family="paragraph" style:parent-style-name="Standard">
      <style:text-properties fo:language="nb" fo:country="NO" officeooo:rsid="00201c8f" officeooo:paragraph-rsid="00244202"/>
    </style:style>
    <style:style style:name="P7" style:family="paragraph" style:parent-style-name="Standard">
      <style:text-properties fo:language="nb" fo:country="NO" fo:font-weight="bold" officeooo:rsid="00244202" officeooo:paragraph-rsid="00244202" style:font-weight-asian="bold" style:font-weight-complex="bold"/>
    </style:style>
    <style:style style:name="P8" style:family="paragraph" style:parent-style-name="Standard">
      <style:text-properties fo:language="nb" fo:country="NO" fo:font-weight="normal" officeooo:rsid="002692db" officeooo:paragraph-rsid="00244202" style:font-weight-asian="normal" style:font-weight-complex="normal"/>
    </style:style>
    <style:style style:name="P9" style:family="paragraph" style:parent-style-name="Standard">
      <style:text-properties officeooo:rsid="001943d7" officeooo:paragraph-rsid="001943d7"/>
    </style:style>
    <style:style style:name="P10" style:family="paragraph" style:parent-style-name="Standard">
      <style:text-properties officeooo:rsid="001943d7" officeooo:paragraph-rsid="002850d0"/>
    </style:style>
    <style:style style:name="P11" style:family="paragraph" style:parent-style-name="Standard">
      <style:text-properties officeooo:rsid="00143917" officeooo:paragraph-rsid="00143917"/>
    </style:style>
    <style:style style:name="P12" style:family="paragraph" style:parent-style-name="Standard">
      <style:text-properties officeooo:rsid="002a089d" officeooo:paragraph-rsid="002a089d"/>
    </style:style>
    <style:style style:name="P13" style:family="paragraph" style:parent-style-name="Standard">
      <style:text-properties officeooo:rsid="002b233f" officeooo:paragraph-rsid="002a089d"/>
    </style:style>
    <style:style style:name="P14" style:family="paragraph" style:parent-style-name="Standard">
      <style:text-properties officeooo:rsid="002b233f" officeooo:paragraph-rsid="002b233f"/>
    </style:style>
    <style:style style:name="P15" style:family="paragraph" style:parent-style-name="Standard">
      <style:text-properties officeooo:rsid="002ba718" officeooo:paragraph-rsid="002ba718"/>
    </style:style>
    <style:style style:name="T1" style:family="text">
      <style:text-properties officeooo:rsid="001492f3"/>
    </style:style>
    <style:style style:name="T2" style:family="text">
      <style:text-properties officeooo:rsid="00175578"/>
    </style:style>
    <style:style style:name="T3" style:family="text">
      <style:text-properties officeooo:rsid="00194a92"/>
    </style:style>
    <style:style style:name="T4" style:family="text">
      <style:text-properties officeooo:rsid="001ef875"/>
    </style:style>
    <style:style style:name="T5" style:family="text">
      <style:text-properties officeooo:rsid="00216c2a"/>
    </style:style>
    <style:style style:name="T6" style:family="text">
      <style:text-properties officeooo:rsid="0022ea4e"/>
    </style:style>
    <style:style style:name="T7" style:family="text">
      <style:text-properties officeooo:rsid="00244202"/>
    </style:style>
    <style:style style:name="T8" style:family="text">
      <style:text-properties fo:font-weight="bold" officeooo:rsid="00244202" style:font-weight-asian="bold" style:font-weight-complex="bold"/>
    </style:style>
    <style:style style:name="T9" style:family="text">
      <style:text-properties fo:font-weight="bold" officeooo:rsid="0025bb52" style:font-weight-asian="bold" style:font-weight-complex="bold"/>
    </style:style>
    <style:style style:name="T10" style:family="text">
      <style:text-properties officeooo:rsid="0025b0b4"/>
    </style:style>
    <style:style style:name="T11" style:family="text">
      <style:text-properties fo:font-weight="normal" officeooo:rsid="0025bb52" style:font-weight-asian="normal" style:font-weight-complex="normal"/>
    </style:style>
    <style:style style:name="T12" style:family="text">
      <style:text-properties fo:font-weight="normal" officeooo:rsid="002692db" style:font-weight-asian="normal" style:font-weight-complex="normal"/>
    </style:style>
    <style:style style:name="T13" style:family="text">
      <style:text-properties officeooo:rsid="002692db"/>
    </style:style>
    <style:style style:name="T14" style:family="text">
      <style:text-properties officeooo:rsid="002710c0"/>
    </style:style>
    <style:style style:name="T15" style:family="text">
      <style:text-properties fo:font-style="italic" style:font-style-asian="italic" style:font-style-complex="italic"/>
    </style:style>
    <style:style style:name="T16" style:family="text">
      <style:text-properties fo:font-style="italic" officeooo:rsid="002a089d" style:font-style-asian="italic" style:font-style-complex="italic"/>
    </style:style>
    <style:style style:name="T17" style:family="text">
      <style:text-properties fo:font-style="normal" style:font-style-asian="normal" style:font-style-complex="normal"/>
    </style:style>
    <style:style style:name="T18" style:family="text">
      <style:text-properties fo:font-style="normal" officeooo:rsid="002a089d" style:font-style-asian="normal" style:font-style-complex="normal"/>
    </style:style>
    <style:style style:name="T19" style:family="text">
      <style:text-properties fo:font-style="normal" officeooo:rsid="002ba718" style:font-style-asian="normal" style:font-style-complex="normal"/>
    </style:style>
    <style:style style:name="T20" style:family="text">
      <style:text-properties officeooo:rsid="002b233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In the world of psychology it has been argued, and supported by empirical evidence, that there are three main attributes one automatically encodes as soon as you meet someone. These being sex, age and race. While both sex and age are two very plausible and sensible attributes to be encoded, race is not, from an evolutionary standpoint. <text:span text:style-name="T3">When you look at race as a standalone attribute, there's nothing that really says that it should be an automatic and mandatory process to encode this. While age and sex both had numerous advantageous uses, race didn't. In the earlier years of humankind all travel was limited to walking by foot, which means they never travelled far. In other words, they would never meet any other “races”, and therefore, being able to encode race would not have any advantages. To explain this, it has been proposed that race is rather a by-product of a more fundamental process from the earlier years. Being able to detect coalitions and alliances was important to survive, and therefore it is said that the encoding of race is an adaptation of this process. Understanding and detecting coalitions was a necessity, and which variables could predict it was in an everchanging cycle. This ability had to be very adaptive, and it was always on the lookout for new, and trustworthy cues for predicting coalition. When thinking of encoding of race as a biproduct of a much more fundamental process, there is quite a few predictions you can make, to see whether it is true or not. To do this, you can use a paradigm called the “Who-said-what paradigm”, and I will shortly give a few examples of </text:span><text:span text:style-name="T16">how </text:span><text:span text:style-name="T18">in the last section of this essay.</text:span></text:p>
      <text:p text:style-name="P1"/>
      <text:p text:style-name="P1">The who-said-what paradigm is a commonly used method for revealing w<text:span text:style-name="T1">h</text:span>ether someone is categorising or not, in a non obtrusive way, <text:span text:style-name="T1">which there will be no way for the participants to hide their categorisation (unless they are aware of how this method works, of course)</text:span>.</text:p>
      <text:p text:style-name="P2">The participants are shown pictures of different people, whom they are asked to form opinions of. Later they will be shown different sentences, which are paired together with one person each. When these two first steps are done, there comes a thi<text:span text:style-name="T4">r</text:span>d step, a “surprise-test”, which the participants will not have been told about beforehand. The participants will be shown the sentences from earlier in a random sequence, and asked to match the sentences to the correct photograph. <text:span text:style-name="T2">Based on the results from this last minute surprise test you can usually, and with quite good results, determine whether s/he has grouped the people/photographs or not. If the participant has put two photographs together in one group, it is more likely that s/he will mix their respective sentences together, than if they were in two separate groups. Looking at the results of these tests, you can determine whether the participant has categorised the persons, or not, and also, by looking at the common traits within a “group”, see which traits the participant has used to categorise. </text:span></text:p>
      <text:p text:style-name="P12">Now, to use the who-said-what paradigm to see whether or not the encoding of race is a biproduct, we need to make a few predictions. In this text I will only very briefly explain to predictions, and give an example of how you can check these with the who-said-what paradigm. </text:p>
      <text:p text:style-name="P12">1. If race isn't automatic and mandatory, but rather a biproduct of judging coalitions, it should then be possible to remove the encoding of race by manipulating the variables.</text:p>
      <text:p text:style-name="P12">2. If race is a biproduct of judging coalitions, other completely arbitrary cues should be able to elicit the same properties as <text:span text:style-name="T20">race, if given the same importance as race in detecting coalitions.</text:span></text:p>
      <text:p text:style-name="P13"/>
      <text:p text:style-name="P14">In the experiment these, and quite a few other predictions were tested by using the who-said-what paradigm. For testing the first prediction the participants went through the who-said-what paradigm as usual, and the <text:span text:style-name="T15">only </text:span><text:span text:style-name="T17">thing (to the extent possible) giving off hints as to which “group” they belonged, were what they said. E.g. “We don't like them” and “It's us vs. them”. These sentences were phrased in such a way that it was possible to deduce which group each individual belonged to. In this condition, they saw that race was not one of the biggest reasons for categorising, although not completely removed (I'm not going into further detail because of time limits).</text:span></text:p>
      <text:p text:style-name="P14"><text:span text:style-name="T17">To test prediction number two </text:span><text:span text:style-name="T19">a variation of the above example was used, where the colour of their shirst were altered. The people in the pictures had either yellow or gray shirts, and according to the predictions made from the hypothesis that race is a biproduct, the shirts, that are arbitrary cues, should be encoded just as strongly as race.</text:span></text:p>
      <text:p text:style-name="P15"><text:span text:style-name="T17"/></text:p>
      <text:p text:style-name="P3"><text:soft-page-break/></text:p>
      <text:p text:style-name="P3"/>
      <text:p text:style-name="P7">Velger først å prate litt om spørsmål nummer 2 om hvorfor rase ikke er automatisk, mens kjønn og alder er det. Gir her først en god del bakgrunnsinformasjon, for så å gi en kort «konklusjon» som da tar all tidligere info og setter det inn i en forklaring av hvorfor rase ikke er automatisk innkodet. <text:line-break/><text:span text:style-name="T10">Etter dette forklarer jeg prediksjoner man kan gjøre, og hvordan man i ekseperimentet tester disse prediksjonen ved hjelp av who-said-what paradigmen</text:span></text:p>
      <text:p text:style-name="P4"/>
      <text:p text:style-name="P4">- 3 “kategorier” som alltid blir registrert i møte med nye mennesker (teroretisert). Rase, kjønn og alder</text:p>
      <text:p text:style-name="P4">- Rase passer derimot ikke inn; ikke noe i tidlig historie av menneskeheten som tislier at rase skal være noe som blir automatisk registrert (raser møttes aldri før i tiden)</text:p>
      <text:p text:style-name="P4">- Stammer derimot <text:span text:style-name="T5">fra nødvendigheten av å etablere og forstå allianser og samhold. Hvilke cues som kunne brukes til å bestemme dette har variert gjennom historien, og selve allienasene varierer, og denne evnen er dermed nødt til å være en dynamisk evne hvorav vi alltid søker etter nye «cues» som kan predikere samhold og allianser.</text:span></text:p>
      <text:p text:style-name="P4">- <text:span text:style-name="T5">Man kan si at ingen «cues» skal kunne være universale og gjelde for alle mulige sosiale sammenhenger, men kun i de hvorav de vil kunne ha signifikans angående forståelse av allianser.</text:span></text:p>
      <text:p text:style-name="P5">- <text:span text:style-name="T5">In societies that are not completely racially integrated, shared appearance—a highly visible and always present cue—may be correlated with patterns of association, cooperation, and competition</text:span></text:p>
      <text:p text:style-name="P5">- <text:span text:style-name="T6">hjernen oppfatter nesten alltid rase som et korrekt «cue» for allianser, og kan derfor sees på noe som er nærmest obligatorisk og automatisk, mens det faktisk ikke er det.</text:span></text:p>
      <text:p text:style-name="P6">- <text:span text:style-name="T7">Alder og kjønn er derimot konstanter som har eksistert siden tidenes morgen, og dette er variabler man har kunnet tolket, </text:span><text:span text:style-name="T8">og som, kanskje viktigere, har vært aktuelle å tolke.</text:span></text:p>
      <text:p text:style-name="P7">-</text:p>
      <text:p text:style-name="P6"><text:span text:style-name="T8">- </text:span><text:span text:style-name="T9">Prediksjoner:</text:span></text:p>
      <text:p text:style-name="P6"><text:span text:style-name="T9"><text:tab/></text:span><text:span text:style-name="T11">* Rase er ikke obligatorisk og automatisk, og manipulering av variablene tidligere nevnt vil <text:tab/>kunne fjerne denne bedømmelsen av rase</text:span></text:p>
      <text:p text:style-name="P6"><text:span text:style-name="T11"><text:tab/>* </text:span><text:span text:style-name="T12">Delt visuelt uttrykk er ikke nødvendig for at allianse-innkoding skal skje. Andre hint til <text:tab/>allianser vil også kunne bli brukt (for eksempel hva de sier)</text:span></text:p>
      <text:p text:style-name="P8"><text:tab/>* Andre tilfeldige «cues» kan utgi seg for å ha samme egenskaper som rase, hvis det kan <text:tab/>linkes opp til bedømmelse av allianser</text:p>
      <text:p text:style-name="P6"><text:tab/>* <text:span text:style-name="T13">Rase skal kunne bli eliminert som noe som blir innkodet, så lenge man tydelig viser til at <text:tab/>rase ikke vil kunne ha noen kunnskap angående allianser, samtidig som andre, sterke «cues» <text:tab/>for allianser er til stede.</text:span></text:p>
      <text:p text:style-name="P6">- <text:span text:style-name="T13">For å kunne sjekke alle disse prediksjonene kan bruke «who-said-what»-paradigmet.</text:span></text:p>
      <text:p text:style-name="P6">- <text:span text:style-name="T13">Forklar who-said-what paradigmet.</text:span></text:p>
      <text:p text:style-name="P6"><text:tab/>* <text:span text:style-name="T14">En metode for å se om personer kategoriserer eller ikke, og i tilleg se på hvilken måte de <text:tab/>kategoriserer. Dette uten å avbryte eller forstyrre resultatet på noen måte.</text:span></text:p>
      <text:p text:style-name="P6"><text:tab/>* <text:span text:style-name="T14">Deltagere blir vist bilder av personer de får beskjed om å forme meninger om.</text:span></text:p>
      <text:p text:style-name="P6"><text:tab/>* <text:span text:style-name="T14">De blir så vist setninger som pares med de forskjellige bildene.</text:span></text:p>
      <text:p text:style-name="P6"><text:tab/>* <text:span text:style-name="T14">Kommer så en overraskelsestest, hvor setningene blir vist i tilfeldig rekkefølge, og <text:tab/>deltagerne skal si hvem hver setning hører til.</text:span></text:p>
      <text:p text:style-name="P6"><text:tab/>* <text:span text:style-name="T14">Eventuelle feil kan brukes til å se om noen kategoriserte eller ikke.</text:span></text:p>
      <text:p text:style-name="P6"><text:tab/>* <text:span text:style-name="T14">Det er større sjanse for å forveksle to personer som deltageren puttet i samme kategori, enn <text:tab/>med to personer som er i hver sin kategori.</text:span></text:p>
      <text:p text:style-name="P6"><text:tab/>* <text:span text:style-name="T14">For å se hva deltagerne da bruker til å kategorisere kan man manipulere variablene til <text:tab/>personene med setninger.</text:span></text:p>
      <text:p text:style-name="P6">- <text:span text:style-name="T14">I ekseperimentet med prediksjonene ovenfor brukte man for eksempel t-skjorter med like eller forskjellige farger. Setninger som ga hint og allianse vs. Ikke allianse, og ikke minst hudfarg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24T15:45:59.436000000</meta:creation-date>
    <dc:date>2015-03-26T17:08:49.262000000</dc:date>
    <meta:editing-duration>PT9H15M29S</meta:editing-duration>
    <meta:editing-cycles>7</meta:editing-cycles>
    <meta:generator>LibreOffice/4.3.4.1$Windows_x86 LibreOffice_project/bc356b2f991740509f321d70e4512a6a54c5f243</meta:generator>
    <meta:document-statistic meta:table-count="0" meta:image-count="0" meta:object-count="0" meta:page-count="2" meta:paragraph-count="32" meta:word-count="1377" meta:character-count="8175" meta:non-whitespace-character-count="6809"/>
  </office:meta>
</office:document-meta>
</file>